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language="it" fo:country="IT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3pt" fo:letter-spacing="normal" fo:font-style="normal" fo:font-weight="normal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it" fo:country="I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NDERED LONELY AS A CLOUD (pg.187)crc</text:p>
      <text:p text:style-name="P1">is Romantic</text:p>
      <text:p text:style-name="P1"/>
      <text:p text:style-name="P2"/>
      <text:p text:style-name="P2"/>
      <text:p text:style-name="P2">The poet is wandering alone through the countryside.</text:p>
      <text:p text:style-name="P8">The scene is populated only by nature.</text:p>
      <text:p text:style-name="P5">Poet and nature share the same feelings.</text:p>
      <text:p text:style-name="P2">Wordsworth <text:span text:style-name="T1">remembering</text:span> the daffodils, is not the moment when he actually saw them.</text:p>
      <text:p text:style-name="P2">Poetry is "<text:span text:style-name="T2">emotion recollected in tranquillity</text:span>"</text:p>
      <text:p text:style-name="P2"/>
      <text:p text:style-name="P2"/>
      <text:p text:style-name="P2">ES: </text:p>
      <text:p text:style-name="P2"/>
      <text:p text:style-name="P2">1) <text:span text:style-name="T1">movement:</text:span> floats, fluttering, dancing</text:p>
      <text:p text:style-name="P2"><text:span text:style-name="T1">sight:</text:span> glance, gazed, show, eye</text:p>
      <text:p text:style-name="P2"><text:span text:style-name="T1">light:</text:span> twinkle, sparkling </text:p>
      <text:p text:style-name="P2"/>
      <text:p text:style-name="P2">2a) roaming </text:p>
      <text:p text:style-name="P2"/>
      <text:p text:style-name="P4">2b)</text:p>
      <text:p text:style-name="P6">To walk: <text:span text:style-name="T2">she</text:span> is walking alone</text:p>
      <text:p text:style-name="P7">To run: I run every day to keep me fit.</text:p>
      <text:p text:style-name="P7">To stroll: I'm strolling on the sea shore</text:p>
      <text:p text:style-name="P7">To roam: I was roaming in the woods behind my village.</text:p>
      <text:p text:style-name="P3"/>
      <text:p text:style-name="P3"/>
      <text:p text:style-name="P2">GUIDE ANALYSIS</text:p>
      <text:p text:style-name="P2"/>
      <text:p text:style-name="P2">1a) dreams, freedom</text:p>
      <text:p text:style-name="P2"/>
      <text:p text:style-name="P2">1b) crowd, host (moltitude).</text:p>
      <text:p text:style-name="P2"/>
      <text:p text:style-name="P2">2a) the milky way.</text:p>
      <text:p text:style-name="P2">2b) their heads in a sprightly dance.</text:p>
      <text:p text:style-name="P2">2c) <text:span text:style-name="T2">emphasize the daffodils</text:span> 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1M28S</meta:editing-duration>
    <meta:editing-cycles>10</meta:editing-cycles>
    <meta:generator>OpenOffice/4.1.3$Win32 OpenOffice.org_project/413m1$Build-9783</meta:generator>
    <dc:date>2017-10-17T21:37:13.60</dc:date>
    <meta:document-statistic meta:table-count="0" meta:image-count="0" meta:object-count="0" meta:page-count="1" meta:paragraph-count="23" meta:word-count="126" meta:character-count="734"/>
    <dc:creator>Cristian Borelli</dc:creator>
    <meta:user-defined meta:name="Info 1"/>
    <meta:user-defined meta:name="Info 2"/>
    <meta:user-defined meta:name="Info 3"/>
    <meta:user-defined meta:name="Info 4"/>
  </office:meta>
</office:document-meta>
</file>